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>
      <style:text-properties fo:font-size="15pt" style:font-size-asian="15pt" style:font-size-complex="15pt"/>
    </style:style>
    <style:style style:name="P5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774122909820744785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6268333356039733220" text:style-name="L2">
              <text:list-item>
                <text:p text:style-name="P30">３匹とも来る。</text:p>
              </text:list-item>
              <text:list-item>
                <text:p text:style-name="P30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0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5045802302753206695" text:style-name="L3">
              <text:list-item>
                <text:p text:style-name="P31">身体、捻り（左右）</text:p>
              </text:list-item>
              <text:list-item>
                <text:p text:style-name="P31">片足ずつ、両手で胸へ引き上げる</text:p>
              </text:list-item>
              <text:list-item>
                <text:p text:style-name="P31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1030249520599421745" text:style-name="L4">
              <text:list-item>
                <text:p text:style-name="P32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2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4577803531479229668" text:style-name="L5">
              <text:list-item>
                <text:p text:style-name="P33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7639633042933997957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1906640016415741790" text:style-name="L7">
              <text:list-item>
                <text:p text:style-name="P34">ドンは来ない。クロ、来ない。</text:p>
              </text:list-item>
              <text:list-item>
                <text:p text:style-name="P34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5407135888058736065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8729302205549724599" text:style-name="L9">
              <text:list-item>
                <text:p text:style-name="P35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5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7614872" text:continue-list="list5407135888058736065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3785862569361456414" text:style-name="L10">
              <text:list-item>
                <text:p text:style-name="P36">ドン、来る。擁壁の上から、歩道そばまで、伝い歩いて来る。</text:p>
              </text:list-item>
              <text:list-item>
                <text:p text:style-name="P36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770618839974862230" text:style-name="L11">
              <text:list-item>
                <text:p text:style-name="P37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9053534989336192953" text:style-name="L12">
              <text:list-item>
                <text:p text:style-name="P38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414521963555916954" text:style-name="L13">
              <text:list-item>
                <text:p text:style-name="P39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2726035656495999782" text:style-name="L14">
        <text:list-item>
          <text:p text:style-name="P2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4095252825924397557" text:style-name="L15">
              <text:list-item>
                <text:p text:style-name="P40">ドンのみ、７時半の回には来た。</text:p>
                <text:list>
                  <text:list-item>
                    <text:p text:style-name="P40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0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0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0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0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3373621128371358471" text:style-name="L16">
              <text:list-item>
                <text:p text:style-name="P41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3879920259190795726" text:style-name="L17">
              <text:list-item>
                <text:p text:style-name="P42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7368503317111393476" text:style-name="L18">
              <text:list-item>
                <text:p text:style-name="P43">散髪。４時すぎだったか。今回は、タオルを持参するのを、思い出した。道具一式を持って、下へお利用とした時。</text:p>
              </text:list-item>
              <text:list-item>
                <text:p text:style-name="P43">机上の、物の配置。変えた。ディスプレイを、真ん中に。鉛筆立てを入れてある箱は、左端へ。</text:p>
              </text:list-item>
              <text:list-item>
                <text:p text:style-name="P43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7597261" text:continue-list="list27614872" text:style-name="L8">
        <text:list-item>
          <text:p text:style-name="P2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3655222816734702546" text:style-name="L19">
              <text:list-item>
                <text:p text:style-name="P44">ドン。来ない</text:p>
              </text:list-item>
              <text:list-item>
                <text:p text:style-name="P44">ミケ、クロ。来る。</text:p>
              </text:list-item>
              <text:list-item>
                <text:p text:style-name="P44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5318610399048751018" text:style-name="L20">
              <text:list-item>
                <text:p text:style-name="P45">ウェスト氏のアルバムからの１曲。”Journey”。音楽の意味を、知らされた。</text:p>
              </text:list-item>
              <text:list-item>
                <text:p text:style-name="P45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1873696030592597670" text:style-name="L21">
              <text:list-item>
                <text:p text:style-name="P46">コーネル・ウェスト氏の動画を観た。同氏の音楽アルバムの曲を１つ、聴いた。</text:p>
              </text:list-item>
              <text:list-item>
                <text:p text:style-name="P46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5971117597525103549" text:style-name="L22">
              <text:list-item>
                <text:p text:style-name="P47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933225800492704389" text:style-name="L23">
              <text:list-item>
                <text:p text:style-name="P48">本。『光合成の世界』。化学式がわかるようになった。いくつかの分子。それらの化学式を、書き写した。</text:p>
              </text:list-item>
              <text:list-item>
                <text:p text:style-name="P48">本。『大学』。読み終えたのは、一昨日か。朱子の、『章句』の箇所も、読んだ。</text:p>
              </text:list-item>
              <text:list-item>
                <text:p text:style-name="P48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7605478" text:continue-list="list27597261" text:style-name="L8">
        <text:list-item>
          <text:p text:style-name="P2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5770175925116620354" text:style-name="L24">
              <text:list-item>
                <text:p text:style-name="P49">ドンは来なかった。ミケは、また下に下ろして、腰を摩ってあげた。</text:p>
              </text:list-item>
              <text:list-item>
                <text:p text:style-name="P49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2231091713671809238" text:style-name="L25">
              <text:list-item>
                <text:p text:style-name="P50">山下歯科へ。元々は、先週の木曜に行く予定だった。忘れていた。歯科から、ユジョンさんが電話をかけてきた。</text:p>
              </text:list-item>
              <text:list-item>
                <text:p text:style-name="P50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4715545776102618997" text:style-name="L26">
              <text:list-item>
                <text:p text:style-name="P51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6014167328305155675" text:style-name="L27">
              <text:list-item>
                <text:p text:style-name="P52"><office:annotation office:name="__Annotation__1352_1244671686"><dc:creator>iwabuchi ken</dc:creator><dc:date>2020-02-26T07:28:41.22</dc:date><text:p text:style-name="P59"><text:span text:style-name="T7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2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2">自転車 자전거 に加えて、スクーターなど、２輪自動車も、駐輪できる。</text:p>
                  </text:list-item>
                  <text:list-item>
                    <text:p text:style-name="P52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7591244" text:continue-list="list27605478" text:style-name="L8">
        <text:list-item>
          <text:p text:style-name="P2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1573287644959231573" text:style-name="L30">
              <text:list-item>
                <text:p text:style-name="P55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5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5">ミケは、１週間ぐらい前からか、地面に下ろして、腰を摩って上げている。</text:p>
                <text:list>
                  <text:list-item>
                    <text:p text:style-name="P55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3">
            <text:p text:style-name="P14">3</text:p>
          </table:table-cell>
          <table:table-cell table:style-name="表11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4">
            <text:p text:style-name="P14">4</text:p>
          </table:table-cell>
          <table:table-cell table:style-name="表11.B2" office:value-type="string">
            <text:p text:style-name="P13">思ったこと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5">
            <text:p text:style-name="P14">5</text:p>
          </table:table-cell>
          <table:table-cell table:style-name="表11.B2" office:value-type="string">
            <text:p text:style-name="P13">出来事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6">
            <text:p text:style-name="P14">6</text:p>
          </table:table-cell>
          <table:table-cell table:style-name="表11.B2" office:value-type="string">
            <text:p text:style-name="P13">止めた / 止めよう</text:p>
          </table:table-cell>
          <table:table-cell table:style-name="表11.C2" office:value-type="string">
            <text:p text:style-name="P15"/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6271364416680766018" text:style-name="L29">
              <text:list-item>
                <text:p text:style-name="P54">腰に当てるクッション</text:p>
                <text:list>
                  <text:list-item>
                    <text:p text:style-name="P54">昨日の夜、クッションを布団に入れて、腰に当てて、寝た。</text:p>
                  </text:list-item>
                  <text:list-item>
                    <text:p text:style-name="P54">クッションは、以前に、防災頭巾として自作したもの。タンスの中に入れていた。</text:p>
                  </text:list-item>
                  <text:list-item>
                    <text:p text:style-name="P54">もちろん、寝ていると、身体を動かすものだから、クッションから、腰<text:soft-page-break/>はずれる。それはそれ。</text:p>
                  </text:list-item>
                  <text:list-item>
                    <text:p text:style-name="P54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4">目薬。</text:p>
                <text:list>
                  <text:list-item>
                    <text:p text:style-name="P54">クリエイトで、目薬を買った。３月２日。（そのように、ボトルに書いてある）</text:p>
                  </text:list-item>
                  <text:list-item>
                    <text:p text:style-name="P54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4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6">8</text:p>
          </table:table-cell>
          <table:table-cell table:style-name="表11.B2" office:value-type="string">
            <text:p text:style-name="P13">気づいた</text:p>
          </table:table-cell>
          <table:table-cell table:style-name="表11.C2" office:value-type="string">
            <text:p text:style-name="P13"/>
          </table:table-cell>
        </table:table-row>
        <table:table-row>
          <table:table-cell table:style-name="表11.A2" office:value-type="float" office:value="9">
            <text:p text:style-name="P16">9</text:p>
          </table:table-cell>
          <table:table-cell table:style-name="表11.B2" office:value-type="string">
            <text:p text:style-name="P15">行った</text:p>
          </table:table-cell>
          <table:table-cell table:style-name="表11.C2" office:value-type="string">
            <text:p text:style-name="P13"/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6923271055508341458" text:style-name="L28">
              <text:list-item>
                <text:p text:style-name="P53">洗面のとき。</text:p>
                <text:list>
                  <text:list-item>
                    <text:p text:style-name="P53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3">それから、口のゆすぎに移る。</text:p>
                  </text:list-item>
                  <text:list-item>
                    <text:p text:style-name="P53">このようにして、お湯のボタンを切り忘れることを、予防する。</text:p>
                  </text:list-item>
                  <text:list-item>
                    <text:p text:style-name="P53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3">飲み物作り。紅茶。</text:p>
                <text:list>
                  <text:list-item>
                    <text:p text:style-name="P53">以前は、やかんを使っていた。一<text:soft-page-break/>度に、ペットボトル、２本。</text:p>
                  </text:list-item>
                  <text:list-item>
                    <text:p text:style-name="P53">１ヶ月ぐらい前からか、両手鍋を使っている。そうめんを茹でたりするのに使っているもの。</text:p>
                  </text:list-item>
                  <text:list-item>
                    <text:p text:style-name="P53">この鍋を使うと、一度に、ペット３本分ぐらいを、作れる。</text:p>
                  </text:list-item>
                </text:list>
              </text:list-item>
              <text:list-item>
                <text:p text:style-name="P53">山下歯科</text:p>
                <text:list>
                  <text:list-item>
                    <text:p text:style-name="P53">前回の診療。予約を忘れていた。元々は、２月２０日、木曜。河合さんから電話がかかってきた（ユジョンさん）。</text:p>
                  </text:list-item>
                  <text:list-item>
                    <text:p text:style-name="P53">翌週の火曜、２５日に、改めて、予約を入れてもらった。</text:p>
                  </text:list-item>
                </text:list>
              </text:list-item>
              <text:list-item>
                <text:p text:style-name="P53">山下歯科。もう一つ、初めてのこと。</text:p>
                <text:list>
                  <text:list-item>
                    <text:p text:style-name="P53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3">鳥の声のビデオ。</text:p>
                <text:list>
                  <text:list-item>
                    <text:p text:style-name="P53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><text:soft-page-break/>@@@</text:p>
      <text:p text:style-name="P5"/>
      <text:p text:style-name="P1">------------------------------------------------------------</text:p>
      <text:p text:style-name="P6">[XXX]</text:p>
      <text:list xml:id="list27596296" text:continue-list="list27591244" text:style-name="L8">
        <text:list-item>
          <text:p text:style-name="P20">XX/XX XX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/>
          </table:table-cell>
        </table:table-row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<text:soft-page-break/>[XXX]</text:p>
      <text:list xml:id="list27598674" text:continue-numbering="true" text:style-name="L8">
        <text:list-item>
          <text:p text:style-name="P2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ext:soft-page-break/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05T07:38:30.10</dc:date>
    <dc:creator>iwabuchi ken</dc:creator>
    <meta:editing-duration>PT12H52M36S</meta:editing-duration>
    <meta:editing-cycles>106</meta:editing-cycles>
    <meta:generator>OpenOffice/4.1.3$Win32 OpenOffice.org_project/413m1$Build-9783</meta:generator>
    <meta:document-statistic meta:table-count="14" meta:image-count="0" meta:object-count="0" meta:page-count="17" meta:paragraph-count="399" meta:word-count="5203" meta:character-count="6722"/>
  </office:meta>
</office:document-meta>
</file>